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dee7e5"/>
    </style:style>
    <style:style style:name="ce2" style:family="table-cell" style:parent-style-name="Default" style:data-style-name="N61">
      <style:table-cell-properties fo:background-color="#dee7e5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bbe33d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LABDOS calibration</text:p>
          </table:table-cell>
          <table:table-cell/>
          <table:table-cell table:style-name="ce5" office:value-type="string" calcext:value-type="string">
            <text:p>1 pF</text:p>
          </table:table-cell>
          <table:table-cell table:style-name="ce6" office:value-type="string" calcext:value-type="string">
            <text:p>3 pF</text:p>
          </table:table-cell>
          <table:table-cell table:style-name="ce7" office:value-type="string" calcext:value-type="string">
            <text:p>4 pF</text:p>
          </table:table-cell>
          <table:table-cell table:style-name="ce8" office:value-type="string" calcext:value-type="string">
            <text:p>5 p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.n. 7e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+-23 keV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 [F]</text:p>
          </table:table-cell>
          <table:table-cell office:value-type="string" calcext:value-type="string">
            <text:p>U [mV]</text:p>
          </table:table-cell>
          <table:table-cell office:value-type="string" calcext:value-type="string">
            <text:p>Q [C]</text:p>
          </table:table-cell>
          <table:table-cell office:value-type="string" calcext:value-type="string">
            <text:p>N_e</text:p>
          </table:table-cell>
          <table:table-cell office:value-type="string" calcext:value-type="string">
            <text:p>E [eV]</text:p>
          </table:table-cell>
          <table:table-cell office:value-type="string" calcext:value-type="string">
            <text:p>E [MeV]</text:p>
          </table:table-cell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ch zaric</text:p>
          </table:table-cell>
          <table:table-cell office:value-type="string" calcext:value-type="string">
            <text:p>E zaric [MeV]</text:p>
          </table:table-cell>
          <table:table-cell table:number-columns-repeated="2"/>
          <table:table-cell office:value-type="string" calcext:value-type="string">
            <text:p>ch width</text:p>
          </table:table-cell>
        </table:table-row>
        <table:table-row table:style-name="ro1">
          <table:table-cell table:style-name="ce2" office:value-type="float" office:value="0.00000000000101" calcext:value-type="float">
            <text:p>1.01E-12</text:p>
          </table:table-cell>
          <table:table-cell table:style-name="ce5" office:value-type="float" office:value="239" calcext:value-type="float">
            <text:p>239</text:p>
          </table:table-cell>
          <table:table-cell table:formula="of:=[.$A$7]*0.001*[.B7]" office:value-type="float" office:value="0.00000000000024139" calcext:value-type="float">
            <text:p>2.4139E-13</text:p>
          </table:table-cell>
          <table:table-cell table:formula="of:=[.C7]/[.$A$9]" office:value-type="float" office:value="1506803.99500624" calcext:value-type="float">
            <text:p>1506803.99500624</text:p>
          </table:table-cell>
          <table:table-cell table:formula="of:=[.D7]*[.$A$11]" office:value-type="float" office:value="5499834.58177278" calcext:value-type="float">
            <text:p>5499834.58177278</text:p>
          </table:table-cell>
          <table:table-cell table:formula="of:=[.E7]/1000000" office:value-type="float" office:value="5.49983458177278" calcext:value-type="float">
            <text:p>5.4998345817727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m-241</text:p>
          </table:table-cell>
          <table:table-cell office:value-type="float" office:value="201.5" calcext:value-type="float">
            <text:p>201.5</text:p>
          </table:table-cell>
          <table:table-cell office:value-type="float" office:value="5.486" calcext:value-type="float">
            <text:p>5.486</text:p>
          </table:table-cell>
          <table:table-cell table:formula="of:=[.J7]-[.J8]" office:value-type="float" office:value="0.329" calcext:value-type="float">
            <text:p>0.329</text:p>
          </table:table-cell>
          <table:table-cell table:formula="of:=[.B7]-[.B8]" office:value-type="float" office:value="14" calcext:value-type="float">
            <text:p>14</text:p>
          </table:table-cell>
          <table:table-cell table:formula="of:=[.K7]/[.L7]" office:value-type="float" office:value="0.0235" calcext:value-type="float">
            <text:p>0.0235</text:p>
          </table:table-cell>
        </table:table-row>
        <table:table-row table:style-name="ro1">
          <table:table-cell table:style-name="ce1" office:value-type="string" calcext:value-type="string">
            <text:p>e [C]</text:p>
          </table:table-cell>
          <table:table-cell table:style-name="ce5" office:value-type="float" office:value="225" calcext:value-type="float">
            <text:p>225</text:p>
          </table:table-cell>
          <table:table-cell table:formula="of:=[.$A$7]*0.001*[.B8]" office:value-type="float" office:value="0.00000000000022725" calcext:value-type="float">
            <text:p>2.2725E-13</text:p>
          </table:table-cell>
          <table:table-cell table:formula="of:=[.C8]/[.$A$9]" office:value-type="float" office:value="1418539.3258427" calcext:value-type="float">
            <text:p>1418539.3258427</text:p>
          </table:table-cell>
          <table:table-cell table:formula="of:=[.D8]*[.$A$11]" office:value-type="float" office:value="5177668.53932584" calcext:value-type="float">
            <text:p>5177668.53932584</text:p>
          </table:table-cell>
          <table:table-cell table:formula="of:=[.E8]/1000000" office:value-type="float" office:value="5.17766853932584" calcext:value-type="float">
            <text:p>5.1776685393258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u-239</text:p>
          </table:table-cell>
          <table:table-cell office:value-type="float" office:value="190" calcext:value-type="float">
            <text:p>190</text:p>
          </table:table-cell>
          <table:table-cell office:value-type="float" office:value="5.157" calcext:value-type="float">
            <text:p>5.157</text:p>
          </table:table-cell>
          <table:table-cell table:number-columns-repeated="3"/>
        </table:table-row>
        <table:table-row table:style-name="ro1">
          <table:table-cell table:style-name="ce2" office:value-type="float" office:value="1.602E-019" calcext:value-type="float">
            <text:p>1.60E-19</text:p>
          </table:table-cell>
          <table:table-cell table:style-name="ce5" office:value-type="float" office:value="3.2" calcext:value-type="float">
            <text:p>3.2</text:p>
          </table:table-cell>
          <table:table-cell table:formula="of:=[.$A$7]*0.001*[.B9]" office:value-type="float" office:value="3.232E-015" calcext:value-type="float">
            <text:p>3.232E-15</text:p>
          </table:table-cell>
          <table:table-cell table:formula="of:=[.C9]/[.$A$9]" office:value-type="float" office:value="20174.7815230961" calcext:value-type="float">
            <text:p>20174.7815230961</text:p>
          </table:table-cell>
          <table:table-cell table:formula="of:=[.D9]*[.$A$11]" office:value-type="float" office:value="73637.9525593009" calcext:value-type="float">
            <text:p>73637.9525593009</text:p>
          </table:table-cell>
          <table:table-cell table:formula="of:=[.E9]/1000000" office:value-type="float" office:value="0.0736379525593009" calcext:value-type="float">
            <text:p>0.073637952559300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_e-h</text:p>
          </table:table-cell>
          <table:table-cell table:style-name="ce5" office:value-type="float" office:value="3.1" calcext:value-type="float">
            <text:p>3.1</text:p>
          </table:table-cell>
          <table:table-cell table:formula="of:=[.$A$7]*0.001*[.B10]" office:value-type="float" office:value="3.131E-015" calcext:value-type="float">
            <text:p>3.131E-15</text:p>
          </table:table-cell>
          <table:table-cell table:formula="of:=[.C10]/[.$A$9]" office:value-type="float" office:value="19544.3196004994" calcext:value-type="float">
            <text:p>19544.3196004994</text:p>
          </table:table-cell>
          <table:table-cell table:formula="of:=[.D10]*[.$A$11]" office:value-type="float" office:value="71336.7665418227" calcext:value-type="float">
            <text:p>71336.7665418227</text:p>
          </table:table-cell>
          <table:table-cell table:formula="of:=[.E10]/1000000" office:value-type="float" office:value="0.0713367665418227" calcext:value-type="float">
            <text:p>0.071336766541822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" office:value-type="float" office:value="3.65" calcext:value-type="float">
            <text:p>3.65</text:p>
          </table:table-cell>
          <table:table-cell table:style-name="ce5" office:value-type="float" office:value="253" calcext:value-type="float">
            <text:p>253</text:p>
          </table:table-cell>
          <table:table-cell table:formula="of:=[.$A$7]*0.001*[.B11]" office:value-type="float" office:value="0.00000000000025553" calcext:value-type="float">
            <text:p>2.5553E-13</text:p>
          </table:table-cell>
          <table:table-cell table:formula="of:=[.C11]/[.$A$9]" office:value-type="float" office:value="1595068.66416979" calcext:value-type="float">
            <text:p>1595068.66416979</text:p>
          </table:table-cell>
          <table:table-cell table:formula="of:=[.D11]*[.$A$11]" office:value-type="float" office:value="5822000.62421973" calcext:value-type="float">
            <text:p>5822000.62421973</text:p>
          </table:table-cell>
          <table:table-cell table:formula="of:=[.E11]/1000000" office:value-type="float" office:value="5.82200062421973" calcext:value-type="float">
            <text:p>5.8220006242197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aturace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float" office:value="239" calcext:value-type="float">
            <text:p>239</text:p>
          </table:table-cell>
          <table:table-cell table:formula="of:=[.$A$7]*0.001*[.B12]" office:value-type="float" office:value="0.00000000000024139" calcext:value-type="float">
            <text:p>2.4139E-13</text:p>
          </table:table-cell>
          <table:table-cell table:formula="of:=[.C12]/[.$A$9]" office:value-type="float" office:value="1506803.99500624" calcext:value-type="float">
            <text:p>1506803.99500624</text:p>
          </table:table-cell>
          <table:table-cell table:formula="of:=[.D12]*[.$A$11]" office:value-type="float" office:value="5499834.58177278" calcext:value-type="float">
            <text:p>5499834.58177278</text:p>
          </table:table-cell>
          <table:table-cell table:formula="of:=[.E12]/1000000" office:value-type="float" office:value="5.49983458177278" calcext:value-type="float">
            <text:p>5.49983458177278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239" calcext:value-type="float">
            <text:p>239</text:p>
          </table:table-cell>
          <table:table-cell table:formula="of:=[.$A$7]*0.001*[.B13]" office:value-type="float" office:value="0.00000000000024139" calcext:value-type="float">
            <text:p>2.4139E-13</text:p>
          </table:table-cell>
          <table:table-cell table:formula="of:=[.C13]/[.$A$9]" office:value-type="float" office:value="1506803.99500624" calcext:value-type="float">
            <text:p>1506803.99500624</text:p>
          </table:table-cell>
          <table:table-cell table:formula="of:=[.D13]*[.$A$11]" office:value-type="float" office:value="5499834.58177278" calcext:value-type="float">
            <text:p>5499834.58177278</text:p>
          </table:table-cell>
          <table:table-cell table:formula="of:=[.E13]/1000000" office:value-type="float" office:value="5.49983458177278" calcext:value-type="float">
            <text:p>5.49983458177278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624" calcext:value-type="float">
            <text:p>624</text:p>
          </table:table-cell>
          <table:table-cell table:formula="of:=[.$A$7]*0.001*[.B14]" office:value-type="float" office:value="0.00000000000063024" calcext:value-type="float">
            <text:p>6.3024E-13</text:p>
          </table:table-cell>
          <table:table-cell table:formula="of:=[.C14]/[.$A$9]" office:value-type="float" office:value="3934082.39700375" calcext:value-type="float">
            <text:p>3934082.39700375</text:p>
          </table:table-cell>
          <table:table-cell table:formula="of:=[.D14]*[.$A$11]" office:value-type="float" office:value="14359400.7490637" calcext:value-type="float">
            <text:p>14359400.7490637</text:p>
          </table:table-cell>
          <table:table-cell table:formula="of:=[.E14]/1000000" office:value-type="float" office:value="14.3594007490637" calcext:value-type="float">
            <text:p>14.359400749063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aturace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730" calcext:value-type="float">
            <text:p>730</text:p>
          </table:table-cell>
          <table:table-cell table:formula="of:=[.$A$7]*0.001*[.B15]" office:value-type="float" office:value="0.0000000000007373" calcext:value-type="float">
            <text:p>7.373E-13</text:p>
          </table:table-cell>
          <table:table-cell table:formula="of:=[.C15]/[.$A$9]" office:value-type="float" office:value="4602372.0349563" calcext:value-type="float">
            <text:p>4602372.0349563</text:p>
          </table:table-cell>
          <table:table-cell table:formula="of:=[.D15]*[.$A$11]" office:value-type="float" office:value="16798657.9275905" calcext:value-type="float">
            <text:p>16798657.9275905</text:p>
          </table:table-cell>
          <table:table-cell table:formula="of:=[.E15]/1000000" office:value-type="float" office:value="16.7986579275905" calcext:value-type="float">
            <text:p>16.798657927590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aturace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6.3" calcext:value-type="float">
            <text:p>6.3</text:p>
          </table:table-cell>
          <table:table-cell table:formula="of:=[.$A$7]*0.001*[.B16]" office:value-type="float" office:value="6.363E-015" calcext:value-type="float">
            <text:p>6.363E-15</text:p>
          </table:table-cell>
          <table:table-cell table:formula="of:=[.C16]/[.$A$9]" office:value-type="float" office:value="39719.1011235955" calcext:value-type="float">
            <text:p>39719.1011235955</text:p>
          </table:table-cell>
          <table:table-cell table:formula="of:=[.D16]*[.$A$11]" office:value-type="float" office:value="144974.719101124" calcext:value-type="float">
            <text:p>144974.719101124</text:p>
          </table:table-cell>
          <table:table-cell table:formula="of:=[.E16]/1000000" office:value-type="float" office:value="0.144974719101124" calcext:value-type="float">
            <text:p>0.14497471910112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float" office:value="181" calcext:value-type="float">
            <text:p>181</text:p>
          </table:table-cell>
          <table:table-cell table:formula="of:=[.$A$7]*0.001*[.B17]" office:value-type="float" office:value="0.00000000000018281" calcext:value-type="float">
            <text:p>1.8281E-13</text:p>
          </table:table-cell>
          <table:table-cell table:formula="of:=[.C17]/[.$A$9]" office:value-type="float" office:value="1141136.07990012" calcext:value-type="float">
            <text:p>1141136.07990012</text:p>
          </table:table-cell>
          <table:table-cell table:formula="of:=[.D17]*[.$A$11]" office:value-type="float" office:value="4165146.69163546" calcext:value-type="float">
            <text:p>4165146.69163546</text:p>
          </table:table-cell>
          <table:table-cell table:formula="of:=[.E17]/1000000" office:value-type="float" office:value="4.16514669163546" calcext:value-type="float">
            <text:p>4.1651466916354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E18]-[.E17]" office:value-type="float" office:value="4211170.41198502" calcext:value-type="float">
            <text:p>4211170.41198502</text:p>
          </table:table-cell>
          <table:table-cell table:formula="of:=[.G18]-[.G17]" office:value-type="float" office:value="50" calcext:value-type="float">
            <text:p>50</text:p>
          </table:table-cell>
          <table:table-cell table:formula="of:=[.K17]/[.L17]" office:value-type="float" office:value="84223.4082397004" calcext:value-type="float">
            <text:p>84223.4082397004</text:p>
          </table:table-cell>
        </table:table-row>
        <table:table-row table:style-name="ro1">
          <table:table-cell/>
          <table:table-cell table:style-name="ce8" office:value-type="float" office:value="364" calcext:value-type="float">
            <text:p>364</text:p>
          </table:table-cell>
          <table:table-cell table:formula="of:=[.$A$7]*0.001*[.B18]" office:value-type="float" office:value="0.00000000000036764" calcext:value-type="float">
            <text:p>3.6764E-13</text:p>
          </table:table-cell>
          <table:table-cell table:formula="of:=[.C18]/[.$A$9]" office:value-type="float" office:value="2294881.39825219" calcext:value-type="float">
            <text:p>2294881.39825219</text:p>
          </table:table-cell>
          <table:table-cell table:formula="of:=[.D18]*[.$A$11]" office:value-type="float" office:value="8376317.10362048" calcext:value-type="float">
            <text:p>8376317.10362048</text:p>
          </table:table-cell>
          <table:table-cell table:formula="of:=[.E18]/1000000" office:value-type="float" office:value="8.37631710362048" calcext:value-type="float">
            <text:p>8.3763171036204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308" calcext:value-type="float">
            <text:p>308</text:p>
          </table:table-cell>
          <table:table-cell table:formula="of:=[.$A$7]*0.001*[.B19]" office:value-type="float" office:value="0.00000000000031108" calcext:value-type="float">
            <text:p>3.1108E-13</text:p>
          </table:table-cell>
          <table:table-cell table:formula="of:=[.C19]/[.$A$9]" office:value-type="float" office:value="1941822.721598" calcext:value-type="float">
            <text:p>1941822.721598</text:p>
          </table:table-cell>
          <table:table-cell table:formula="of:=[.D19]*[.$A$11]" office:value-type="float" office:value="7087652.93383271" calcext:value-type="float">
            <text:p>7087652.93383271</text:p>
          </table:table-cell>
          <table:table-cell table:formula="of:=[.E19]/1000000" office:value-type="float" office:value="7.08765293383271" calcext:value-type="float">
            <text:p>7.0876529338327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F19]-[.F20]" office:value-type="float" office:value="3.33671972534332" calcext:value-type="float">
            <text:p>3.33671972534332</text:p>
          </table:table-cell>
          <table:table-cell table:formula="of:=[.G19]-[.G20]" office:value-type="float" office:value="50" calcext:value-type="float">
            <text:p>50</text:p>
          </table:table-cell>
          <table:table-cell table:formula="of:=[.K19]/[.L19]" office:value-type="float" office:value="0.0667343945068664" calcext:value-type="float">
            <text:p>0.0667343945068664</text:p>
          </table:table-cell>
        </table:table-row>
        <table:table-row table:style-name="ro1">
          <table:table-cell/>
          <table:table-cell table:style-name="ce7" office:value-type="float" office:value="163" calcext:value-type="float">
            <text:p>163</text:p>
          </table:table-cell>
          <table:table-cell table:formula="of:=[.$A$7]*0.001*[.B20]" office:value-type="float" office:value="0.00000000000016463" calcext:value-type="float">
            <text:p>1.6463E-13</text:p>
          </table:table-cell>
          <table:table-cell table:formula="of:=[.C20]/[.$A$9]" office:value-type="float" office:value="1027652.93383271" calcext:value-type="float">
            <text:p>1027652.93383271</text:p>
          </table:table-cell>
          <table:table-cell table:formula="of:=[.D20]*[.$A$11]" office:value-type="float" office:value="3750933.20848939" calcext:value-type="float">
            <text:p>3750933.20848939</text:p>
          </table:table-cell>
          <table:table-cell table:formula="of:=[.E20]/1000000" office:value-type="float" office:value="3.75093320848939" calcext:value-type="float">
            <text:p>3.75093320848939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5.9" calcext:value-type="float">
            <text:p>5.9</text:p>
          </table:table-cell>
          <table:table-cell table:formula="of:=[.$A$7]*0.001*[.B21]" office:value-type="float" office:value="5.959E-015" calcext:value-type="float">
            <text:p>5.959E-15</text:p>
          </table:table-cell>
          <table:table-cell table:formula="of:=[.C21]/[.$A$9]" office:value-type="float" office:value="37197.2534332085" calcext:value-type="float">
            <text:p>37197.2534332085</text:p>
          </table:table-cell>
          <table:table-cell table:formula="of:=[.D21]*[.$A$11]" office:value-type="float" office:value="135769.975031211" calcext:value-type="float">
            <text:p>135769.975031211</text:p>
          </table:table-cell>
          <table:table-cell table:formula="of:=[.E21]/1000000" office:value-type="float" office:value="0.135769975031211" calcext:value-type="float">
            <text:p>0.13576997503121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Pu-239</text:p>
          </table:table-cell>
          <table:table-cell office:value-type="float" office:value="75" calcext:value-type="float">
            <text:p>75</text:p>
          </table:table-cell>
          <table:table-cell office:value-type="float" office:value="5.157" calcext:value-type="float">
            <text:p>5.157</text:p>
          </table:table-cell>
          <table:table-cell table:formula="of:=[.J23]-[.J22]" office:value-type="float" office:value="0.329" calcext:value-type="float">
            <text:p>0.329</text:p>
          </table:table-cell>
          <table:table-cell table:formula="of:=[.I23]-[.I22]" office:value-type="float" office:value="5" calcext:value-type="float">
            <text:p>5</text:p>
          </table:table-cell>
          <table:table-cell table:formula="of:=[.K22]/[.L22]" office:value-type="float" office:value="0.0657999999999999" calcext:value-type="float">
            <text:p>0.06579999999999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m-241</text:p>
          </table:table-cell>
          <table:table-cell office:value-type="float" office:value="80" calcext:value-type="float">
            <text:p>80</text:p>
          </table:table-cell>
          <table:table-cell office:value-type="float" office:value="5.486" calcext:value-type="float">
            <text:p>5.4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24]*0.068" office:value-type="float" office:value="0.136" calcext:value-type="float">
            <text:p>0.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 = maximum of nois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3:33:38.3414768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08:08:57.698328184</meta:creation-date>
    <dc:date>2022-07-13T12:49:49.704508556</dc:date>
    <meta:editing-duration>PT20H41M1S</meta:editing-duration>
    <meta:editing-cycles>8</meta:editing-cycles>
    <meta:generator>LibreOffice/7.2.7.2$Linux_X86_64 LibreOffice_project/20$Build-2</meta:generator>
    <meta:document-statistic meta:table-count="1" meta:cell-count="142" meta:object-count="0"/>
  </office:meta>
</office:document-meta>
</file>